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06_09-05-0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3-06_02-34-0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06_13-28-05_000.jpg</text:p>
          </table:table-cell>
          <table:table-cell table:style-name="ce26" office:value-type="string">
            <text:p>:m #*# / memo:other(m:other) / topic=習;;;字;;;, about=,other=,id=~,content=知;識;獲;得;秀;次;郎;慶;態;図;浅;来;臣;倉;富;勇;敢;赤;穂;総;督;森;岡;林;井;衛;華;香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/ memo:other(m:other) / topic=習;;;字;;;, about=,other=,id=~,content=知;識;獲;得;秀;次;郎;慶;態;図;浅;来;臣;倉;富;勇;敢;赤;穂;総;督;森;岡;林;井;衛;華;香;">
            <text:p>:m #*# / memo:other(m:other) / topic=習;;;字;;;, about=,other=,id=~,content=知;識;獲;得;秀;次;郎;慶;態;図;浅;来;臣;倉;富;勇;敢;赤;穂;総;督;森;岡;林;井;衛;華;香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06_02-19-32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3-05_17-37-11_000.jpg</text:p>
          </table:table-cell>
          <table:table-cell table:style-name="ce26" office:value-type="string">
            <text:p>:m other / お母さんから　お金もらう / amount=3万円 / topic=月々の小遣い / total-amount=１回分：3x1=３万円,for=2022-06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3-05_21-46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2023-03-06_14-06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3-06_21-05-5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06_13-31-24_000.jpg</text:p>
          </table:table-cell>
          <table:table-cell table:style-name="ce26" office:value-type="string">
            <text:p>:PHOTO 記録 / location=トイレ / topic=終了 / for=消臭スプレー：トイレ用 / 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location=トイレ / topic=終了 / for=消臭スプレー：トイレ用 / occasion=~,other=~">
            <text:p>:PHOTO 記録 / location=トイレ / topic=終了 / for=消臭スプレー：トイレ用 / occasion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3-06_00-53-39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3-06_00-53-44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,occasion=経過観察,id=2023-03-06_00-53-39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06_00-53-50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傾け。,occasion=経過観察,id=2023-03-06_00-53-39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傾け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傾け。,occasion=経過観察,id=2023-03-06_00-53-39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06_09-24-2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06_11-55-42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91 / w=倉富勇次郎；赤池（警視総監）,topic=,publisher=~,other=map+:越中島：東京都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218_chosenjin_gyakusatsu / 『関東大震災　「朝鮮人虐殺の真実」』 著者=工藤美代子,校注=~,出版社=産経新聞出版 / p.191 / w=倉富勇次郎；赤池（警視総監）,topic=,publisher=~,other=map+:越中島：東京都">
            <text:p>:m #*# RES / JVEMV6 64#218_chosenjin_gyakusatsu / 『関東大震災　「朝鮮人虐殺の真実」』 著者=工藤美代子,校注=~,出版社=産経新聞出版 / p.191 / w=倉富勇次郎；赤池（警視総監）,topic=,publisher=~,other=map+:越中島：東京都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06_13-27-17_000.jpg</text:p>
          </table:table-cell>
          <table:table-cell table:style-name="ce26" office:value-type="string">
            <text:p>:m 1*1 RES / JVEMV6 64#245_shuukyoo_yamaori_etal / 『日本人の宗教とは何か』 著者=山折哲雄、編著,校注=~ / p.235? / w=講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45_shuukyoo_yamaori_etal / 『日本人の宗教とは何か』 著者=山折哲雄、編著,校注=~ / p.235? / w=講；,topic=~,publisher=~,other=~">
            <text:p>:m 1*1 RES / JVEMV6 64#245_shuukyoo_yamaori_etal / 『日本人の宗教とは何か』 著者=山折哲雄、編著,校注=~ / p.235? / w=講；,topic=~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06_16-49-22_000.jpg</text:p>
          </table:table-cell>
          <table:table-cell table:style-name="ce26" office:value-type="string">
            <text:p>:m 1*1 RES / JVEMV6 64#238_maeno / 『微粒子から探る物性七変化』 著者=前野昌弘,校注=~ / p.29 / w=エーロ・ゾル；スモッグ,topic=物性,publisher=~,other=memo+:ルビー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1*1 RES / JVEMV6 64#238_maeno / 『微粒子から探る物性七変化』 著者=前野昌弘,校注=~ / p.29 / w=エーロ・ゾル；スモッグ,topic=物性,publisher=~,other=memo+:ルビー">
            <text:p>:m 1*1 RES / JVEMV6 64#238_maeno / 『微粒子から探る物性七変化』 著者=前野昌弘,校注=~ / p.29 / w=エーロ・ゾル；スモッグ,topic=物性,publisher=~,other=memo+:ルビー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string">
            <text:p>2023-03-06_17-57-34_000.jpg</text:p>
          </table:table-cell>
          <table:table-cell table:style-name="ce26" office:value-type="string">
            <text:p>:m 1*1 RES / free / res-id=GMTS / theme=n乗和 / genre=~,content=~,w=~ / session-number=s-id.WJFX / doc=~,other=theorem+ / N:comp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*1 RES / free / res-id=GMTS / theme=n乗和 / genre=~,content=~,w=~ / session-number=s-id.WJFX / doc=~,other=theorem+ / N:comp">
            <text:p>:m 1*1 RES / free / res-id=GMTS / theme=n乗和 / genre=~,content=~,w=~ / session-number=s-id.WJFX / doc=~,other=theorem+ / N:comp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6">2023/03/06</text:date>, <text:time>23:4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6T23:47:16.41</dc:date>
    <dc:creator>iwabuchi ken</dc:creator>
    <meta:editing-duration>P54DT15H9M21S</meta:editing-duration>
    <meta:editing-cycles>17593</meta:editing-cycles>
    <meta:document-statistic meta:table-count="2" meta:cell-count="927" meta:object-count="0"/>
    <meta:user-defined meta:name="qrichtext">1</meta:user-defined>
  </office:meta>
</office:document-meta>
</file>